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9b900"/>
    </style:style>
    <style:style style:name="P4" style:family="paragraph" style:parent-style-name="Standard">
      <style:paragraph-properties fo:text-align="start" style:justify-single-word="false"/>
      <style:text-properties fo:font-size="12pt" officeooo:rsid="0009b900" officeooo:paragraph-rsid="0009b90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rsid="000aa707" officeooo:paragraph-rsid="000aa707"/>
    </style:style>
    <style:style style:name="T1" style:family="text">
      <style:text-properties fo:font-size="28pt" officeooo:rsid="0009b900" style:font-size-asian="28pt" style:font-size-complex="28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9b90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Cahier des charges</text:span></text:p>
      <text:p text:style-name="P1"><text:span text:style-name="T1"/></text:p>
      <text:p text:style-name="P4">Chef de projet : Abdou <text:s/>Abdoul</text:p>
      <text:p text:style-name="P3"><text:span text:style-name="T3"/></text:p>
      <text:p text:style-name="P5"><text:span text:style-name="T3">P</text:span><text:span text:style-name="T2">rojet : Éditeur de deck via une base de données (Yu Gi Oh)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09:30:06.114105603</meta:creation-date>
    <dc:date>2019-07-04T09:58:32.603912219</dc:date>
    <meta:editing-duration>PT18M16S</meta:editing-duration>
    <meta:editing-cycles>1</meta:editing-cycles>
    <meta:document-statistic meta:table-count="0" meta:image-count="0" meta:object-count="0" meta:page-count="1" meta:paragraph-count="3" meta:word-count="22" meta:character-count="109" meta:non-whitespace-character-count="88"/>
    <meta:generator>LibreOffice/6.0.6.2$Linux_X86_64 LibreOffice_project/00m0$Build-2</meta:generator>
  </office:meta>
</office:document-meta>
</file>